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881cm" fo:margin-left="-0.191cm" table:align="left" style:writing-mode="lr-tb"/>
    </style:style>
    <style:style style:name="Таблица1.A" style:family="table-column">
      <style:table-column-properties style:column-width="8.939cm"/>
    </style:style>
    <style:style style:name="Таблица1.B" style:family="table-column">
      <style:table-column-properties style:column-width="8.941cm"/>
    </style:style>
    <style:style style:name="Таблица1.1" style:family="table-row">
      <style:table-row-properties style:min-row-height="1.429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-0.191cm" fo:margin-right="0cm" fo:text-indent="0cm" style:auto-text-indent="false"/>
      <style:text-properties fo:font-size="10pt" fo:language="ru" fo:country="RU" style:font-size-asian="10pt" style:language-asian="ru" style:country-asian="RU"/>
    </style:style>
    <style:style style:name="P2" style:family="paragraph" style:parent-style-name="Footer">
      <style:paragraph-properties fo:margin-left="-0.191cm" fo:margin-right="0cm" fo:text-indent="0cm" style:auto-text-indent="false"/>
      <style:text-properties fo:font-size="10pt" fo:language="ru" fo:country="RU" style:font-size-asian="10pt" style:language-asian="ru" style:country-asian="RU"/>
    </style:style>
    <style:style style:name="P3" style:family="paragraph" style:parent-style-name="Heading">
      <style:paragraph-properties fo:line-height="100%" fo:text-align="justify" style:justify-single-word="false"/>
    </style:style>
    <style:style style:name="P4" style:family="paragraph" style:parent-style-name="Heading">
      <style:paragraph-properties fo:text-align="start" style:justify-single-word="false"/>
      <style:text-properties fo:font-size="3pt" fo:font-weight="bold" style:font-size-asian="3pt" style:font-weight-asian="bold" style:font-size-complex="3pt"/>
    </style:style>
    <style:style style:name="P5" style:family="paragraph" style:parent-style-name="Heading_20_4">
      <style:paragraph-properties fo:margin-top="0cm" fo:margin-bottom="0cm" style:contextual-spacing="false"/>
      <style:text-properties fo:font-size="12pt" fo:font-weight="normal" style:font-size-asian="12pt" style:font-weight-asian="normal" style:font-weight-complex="normal"/>
    </style:style>
    <style:style style:name="P6" style:family="paragraph" style:parent-style-name="Heading_20_4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text-autospace="non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 style:list-style-name="WW8Num1">
      <style:paragraph-properties fo:text-align="center" style:justify-single-word="false" style:text-autospace="non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 style:text-autospace="non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font-size="14pt" fo:font-weight="bold" style:font-size-asian="14pt" style:font-weight-asian="bold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text-properties fo:font-size="14pt" style:font-size-asian="14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 style:text-autospace="none"/>
    </style:style>
    <style:style style:name="P20" style:family="paragraph" style:parent-style-name="Standard">
      <style:paragraph-properties fo:text-align="justify" style:justify-single-word="false">
        <style:tab-stops>
          <style:tab-stop style:position="6.456cm"/>
        </style:tab-stops>
      </style:paragraph-properties>
      <style:text-properties fo:font-size="13pt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ru" fo:country="RU" fo:font-weight="bold" style:font-size-asian="10pt" style:font-weight-asian="bold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24" style:family="paragraph" style:parent-style-name="Standard">
      <style:text-properties fo:font-size="5pt" fo:font-weight="bold" style:font-size-asian="5pt" style:font-weight-asian="bold" style:font-size-complex="5pt"/>
    </style:style>
    <style:style style:name="P25" style:family="paragraph" style:parent-style-name="Standard">
      <style:paragraph-properties fo:text-align="center" style:justify-single-word="false"/>
      <style:text-properties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/>
    </style:style>
    <style:style style:name="P27" style:family="paragraph" style:parent-style-name="Standard">
      <style:paragraph-properties fo:text-align="end" style:justify-single-word="false"/>
      <style:text-properties style:font-size-complex="14pt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fo:font-size="6pt" style:font-size-asian="5.25pt" style:font-size-complex="6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1" style:family="paragraph" style:parent-style-name="Standard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 style:vertical-align="baseline"/>
    </style:style>
    <style:style style:name="P32" style:family="paragraph" style:parent-style-name="Standard">
      <style:paragraph-properties fo:margin-left="0cm" fo:margin-right="0cm" fo:text-indent="1cm" style:auto-text-indent="false" style:text-autospace="none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</style:style>
    <style:style style:name="P34" style:family="paragraph" style:parent-style-name="Standard">
      <style:paragraph-properties fo:margin-left="0cm" fo:margin-right="0cm" fo:text-indent="1cm" style:auto-text-indent="false" style:text-autospace="none"/>
      <style:text-properties fo:font-weight="bold" style:font-weight-asian="bold"/>
    </style:style>
    <style:style style:name="P35" style:family="paragraph" style:parent-style-name="Standard">
      <style:paragraph-properties fo:margin-left="1cm" fo:margin-right="0cm" fo:text-indent="0cm" style:auto-text-indent="false" style:text-autospace="none"/>
      <style:text-properties fo:font-weight="bold" style:font-weight-asian="bold"/>
    </style:style>
    <style:style style:name="P36" style:family="paragraph" style:parent-style-name="Standard">
      <style:paragraph-properties fo:margin-left="0cm" fo:margin-right="0cm" fo:text-indent="1.27cm" style:auto-text-indent="false"/>
    </style:style>
    <style:style style:name="P3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38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text-indent="1.27cm" style:auto-text-indent="false"/>
      <style:text-properties fo:font-size="14pt" style:font-size-asian="14pt"/>
    </style:style>
    <style:style style:name="P40" style:family="paragraph" style:parent-style-name="Standard">
      <style:paragraph-properties fo:margin-left="0cm" fo:margin-right="0cm" fo:text-indent="1.27cm" style:auto-text-indent="false"/>
      <style:text-properties fo:font-size="14pt" style:font-size-asian="14pt" style:font-size-complex="14pt"/>
    </style:style>
    <style:style style:name="P41" style:family="paragraph" style:parent-style-name="Standard">
      <style:paragraph-properties fo:margin-left="0cm" fo:margin-right="0cm" fo:text-indent="1.27cm" style:auto-text-indent="false"/>
    </style:style>
    <style:style style:name="P42" style:family="paragraph" style:parent-style-name="Standard">
      <style:paragraph-properties fo:margin-left="0.31cm" fo:margin-right="0cm" fo:text-indent="0cm" style:auto-text-indent="false"/>
    </style:style>
    <style:style style:name="P43" style:family="paragraph" style:parent-style-name="Standard">
      <style:paragraph-properties fo:margin-left="0.561cm" fo:margin-right="0cm" fo:text-indent="0cm" style:auto-text-indent="false"/>
    </style:style>
    <style:style style:name="P44" style:family="paragraph" style:parent-style-name="Standard">
      <style:paragraph-properties fo:margin-left="10.001cm" fo:margin-right="0cm" fo:text-indent="-10.001cm" style:auto-text-indent="false"/>
    </style:style>
    <style:style style:name="P45" style:family="paragraph" style:parent-style-name="Standard">
      <style:paragraph-properties fo:margin-left="10.001cm" fo:margin-right="0cm" fo:text-indent="-10.001cm" style:auto-text-indent="false" style:snap-to-layout-grid="false"/>
      <style:text-properties fo:font-size="13pt" style:font-size-asian="13pt" style:font-size-complex="13pt" style:font-weight-complex="bold"/>
    </style:style>
    <style:style style:name="P46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P47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style:font-size-asian="14pt" style:font-size-complex="14pt"/>
    </style:style>
    <style:style style:name="P49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50" style:family="paragraph" style:parent-style-name="Standard">
      <style:paragraph-properties fo:margin-left="8.251cm" fo:margin-right="0cm" fo:text-indent="0cm" style:auto-text-indent="false"/>
      <style:text-properties fo:font-weight="bold" fo:background-color="#ffffff" style:font-weight-asian="bold" style:font-size-complex="14pt"/>
    </style:style>
    <style:style style:name="P51" style:family="paragraph" style:parent-style-name="Standard">
      <style:paragraph-properties fo:margin-left="1.588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52" style:family="paragraph" style:parent-style-name="Style5">
      <style:paragraph-properties fo:margin-left="0cm" fo:margin-right="0cm" fo:line-height="0.568cm" fo:orphans="2" fo:widows="2" fo:text-indent="0cm" style:auto-text-indent="false"/>
    </style:style>
    <style:style style:name="P5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54" style:family="paragraph" style:parent-style-name="Text_20_body">
      <style:paragraph-properties fo:margin-left="0cm" fo:margin-right="0cm" fo:text-indent="1.27cm" style:auto-text-indent="false"/>
    </style:style>
    <style:style style:name="P55" style:family="paragraph" style:parent-style-name="Text_20_body">
      <style:paragraph-properties fo:margin-left="4.251cm" fo:margin-right="0cm" fo:text-indent="-2.981cm" style:auto-text-indent="false"/>
    </style:style>
    <style:style style:name="P56" style:family="paragraph" style:parent-style-name="Text_20_body_20_indent">
      <style:paragraph-properties fo:margin-left="0cm" fo:margin-right="0cm" fo:margin-top="0cm" fo:margin-bottom="0cm" style:contextual-spacing="false" fo:text-align="justify" style:justify-single-word="false" fo:hyphenation-ladder-count="no-limit" fo:text-indent="1cm" style:auto-text-indent="false"/>
      <style:text-properties fo:hyphenate="false" fo:hyphenation-remain-char-count="2" fo:hyphenation-push-char-count="2" loext:hyphenation-no-caps="false"/>
    </style:style>
    <style:style style:name="P57" style:family="paragraph" style:parent-style-name="Без_20_интервала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8" style:family="paragraph" style:parent-style-name="Обычный_20__28_веб_29_">
      <loext:graphic-properties draw:fill="solid" draw:fill-color="#ffffff"/>
      <style:paragraph-properties fo:margin-top="0cm" fo:margin-bottom="0cm" style:contextual-spacing="false" fo:background-color="#ffffff" style:vertical-align="baseline"/>
    </style:style>
    <style:style style:name="P59" style:family="paragraph" style:parent-style-name="Основной_20_текст_20_2">
      <style:paragraph-properties fo:line-height="100%" fo:text-align="center" style:justify-single-word="false"/>
      <style:text-properties fo:font-size="14pt" style:font-size-asian="14pt" style:font-size-complex="14pt"/>
    </style:style>
    <style:style style:name="P60" style:family="paragraph" style:parent-style-name="Основной_20_текст_20_2">
      <style:paragraph-properties fo:line-height="100%" fo:text-align="justify" style:justify-single-word="false"/>
      <style:text-properties fo:font-size="14pt" style:font-size-asian="14pt" style:font-size-complex="14pt"/>
    </style:style>
    <style:style style:name="P61" style:family="paragraph" style:parent-style-name="Основной_20_текст_20_2">
      <style:paragraph-properties fo:margin-top="0cm" fo:margin-bottom="0cm" style:contextual-spacing="false" fo:line-height="100%" fo:text-align="justify" style:justify-single-word="false"/>
    </style:style>
    <style:style style:name="P62" style:family="paragraph" style:parent-style-name="Основной_20_текст_20_2">
      <style:paragraph-properties fo:margin-top="0cm" fo:margin-bottom="0cm" style:contextual-spacing="false" fo:line-height="100%" fo:text-align="center" style:justify-single-word="false"/>
    </style:style>
    <style:style style:name="P63" style:family="paragraph" style:parent-style-name="Основной_20_текст_20_2">
      <style:paragraph-properties fo:margin-top="0cm" fo:margin-bottom="0cm" style:contextual-spacing="false" fo:line-height="100%" fo:text-align="center" style:justify-single-word="false"/>
      <style:text-properties fo:font-size="10pt" style:font-size-asian="10pt" style:font-size-complex="10pt"/>
    </style:style>
    <style:style style:name="P64" style:family="paragraph" style:parent-style-name="Основной_20_текст_20_2">
      <style:paragraph-properties fo:margin-top="0cm" fo:margin-bottom="0cm" style:contextual-spacing="false" fo:line-height="100%" fo:text-align="justify" style:justify-single-word="false"/>
    </style:style>
    <style:style style:name="P65" style:family="paragraph" style:parent-style-name="Основной_20_текст_20_2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66" style:family="paragraph" style:parent-style-name="Основной_20_текст_20_2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</style:style>
    <style:style style:name="P67" style:family="paragraph" style:parent-style-name="Основной_20_текст_20_2">
      <style:paragraph-properties fo:margin-left="0cm" fo:margin-right="0cm" fo:margin-top="0cm" fo:margin-bottom="0cm" style:contextual-spacing="false" fo:text-align="center" style:justify-single-word="false" fo:text-indent="0.75cm" style:auto-text-indent="false"/>
    </style:style>
    <style:style style:name="P68" style:family="paragraph" style:parent-style-name="Основной_20_текст_20_2">
      <style:paragraph-properties fo:margin-left="0cm" fo:margin-right="0cm" fo:margin-top="0cm" fo:margin-bottom="0cm" style:contextual-spacing="false" fo:line-height="100%" fo:text-align="center" style:justify-single-word="false" fo:text-indent="0.751cm" style:auto-text-indent="false"/>
    </style:style>
    <style:style style:name="P69" style:family="paragraph" style:parent-style-name="Основной_20_текст_20_с_20_отступом_20_2">
      <style:paragraph-properties fo:margin-left="8.251cm" fo:margin-right="0cm" fo:line-height="100%" fo:text-indent="0cm" style:auto-text-indent="false"/>
    </style:style>
    <style:style style:name="P70" style:family="paragraph" style:parent-style-name="Стиль1">
      <style:text-properties fo:font-size="14pt" fo:font-style="normal" style:font-size-asian="14pt" style:font-style-asian="normal" style:font-size-complex="14pt" style:font-style-complex="italic"/>
    </style:style>
    <style:style style:name="P71" style:family="paragraph" style:parent-style-name="Стиль1">
      <style:paragraph-properties fo:text-align="end" style:justify-single-word="false"/>
      <style:text-properties fo:font-size="14pt" fo:font-style="normal" style:font-size-asian="14pt" style:font-style-asian="normal" style:font-size-complex="14pt" style:font-style-complex="italic"/>
    </style:style>
    <style:style style:name="P72" style:family="paragraph" style:parent-style-name="Титул_20__28_мелкий_29_">
      <style:paragraph-properties fo:margin-left="0cm" fo:margin-right="0cm" fo:line-height="100%" fo:text-indent="0cm" style:auto-text-indent="false" fo:break-before="page"/>
    </style:style>
    <style:style style:name="P73" style:family="paragraph" style:parent-style-name="Титул_20__28_мелкий_29_">
      <style:paragraph-properties fo:margin-left="0cm" fo:margin-right="0cm" fo:line-height="100%" fo:text-indent="0cm" style:auto-text-indent="false" fo:break-before="page"/>
      <style:text-properties style:use-window-font-color="true" loext:opacity="0%" style:font-name="Times New Roman" fo:font-size="12pt" fo:language="ru" fo:country="RU" fo:font-weight="normal" officeooo:rsid="0014127a" officeooo:paragraph-rsid="0014127a" style:font-name-asian="Times New Roman" style:font-size-asian="12pt" style:font-weight-asian="normal" style:font-name-complex="Times New Roman" style:font-size-complex="12pt" style:language-complex="ar" style:country-complex="SA" style:font-weight-complex="bold"/>
    </style:style>
    <style:style style:name="P74" style:family="paragraph" style:parent-style-name="Титул_20__28_мелкий_29_">
      <style:paragraph-properties fo:margin-left="0cm" fo:margin-right="0cm" fo:line-height="100%" fo:text-indent="0cm" style:auto-text-indent="false"/>
      <style:text-properties fo:font-size="12pt" fo:font-weight="normal" style:font-size-asian="12pt" style:font-weight-asian="normal" style:font-size-complex="12pt"/>
    </style:style>
    <style:style style:name="P75" style:family="paragraph" style:parent-style-name="Титул_20__28_мелкий_29_">
      <style:paragraph-properties fo:margin-left="0cm" fo:margin-right="0cm" fo:line-height="100%" fo:text-indent="0cm" style:auto-text-indent="false"/>
      <style:text-properties fo:font-size="12pt" fo:font-weight="normal" style:font-size-asian="12pt" style:font-weight-asian="normal" style:font-size-complex="12pt"/>
    </style:style>
    <style:style style:name="P76" style:family="paragraph" style:parent-style-name="Титул_20__28_мелкий_29_">
      <style:paragraph-properties fo:margin-left="0cm" fo:margin-right="0cm" fo:line-height="100%" fo:text-indent="0cm" style:auto-text-indent="false"/>
      <style:text-properties fo:font-size="3pt" style:font-size-asian="3pt" style:font-size-complex="3pt"/>
    </style:style>
    <style:style style:name="P77" style:family="paragraph" style:parent-style-name="Титул_20__28_мелкий_29_">
      <style:paragraph-properties fo:margin-left="0cm" fo:margin-right="0cm" fo:line-height="100%" fo:text-indent="0cm" style:auto-text-indent="false"/>
      <style:text-properties fo:font-size="3pt" style:font-size-asian="3pt" style:font-size-complex="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text-underline-style="solid" style:text-underline-width="auto" style:text-underline-color="font-color"/>
    </style:style>
    <style:style style:name="T6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4pt" fo:font-weight="bold" style:font-size-asian="14pt" style:font-weight-asian="bold" style:font-size-complex="14pt"/>
    </style:style>
    <style:style style:name="T9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color="#000000" loext:opacity="100%" fo:font-weight="bold" style:font-weight-asian="bold"/>
    </style:style>
    <style:style style:name="T11" style:family="text">
      <style:text-properties fo:color="#000000" loext:opacity="100%" fo:language="ru" fo:country="RU"/>
    </style:style>
    <style:style style:name="T12" style:family="text">
      <style:text-properties fo:color="#000000" loext:opacity="100%" fo:language="ru" fo:country="RU" fo:font-weight="bold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fo:font-weight="normal" fo:background-color="#ffffff" loext:char-shading-value="0" style:font-size-asian="14pt" style:font-weight-asian="normal" style:font-size-complex="14pt"/>
    </style:style>
    <style:style style:name="T21" style:family="text">
      <style:text-properties fo:font-size="14pt" fo:font-style="normal" style:font-size-asian="14pt" style:font-style-asian="normal" style:font-size-complex="14pt" style:font-style-complex="italic"/>
    </style:style>
    <style:style style:name="T22" style:family="text">
      <style:text-properties style:font-size-complex="14pt"/>
    </style:style>
    <style:style style:name="T23" style:family="text">
      <style:text-properties fo:color="#ff0000" loext:opacity="100%"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fo:color="#2e2e2e" loext:opacity="100%" fo:font-size="14pt" style:font-size-asian="14pt" style:font-size-complex="14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weight="bold" style:font-weight-asian="bold"/>
    </style:style>
    <style:style style:name="T27" style:family="text">
      <style:text-properties fo:language="ru" fo:country="RU" style:language-asian="ru" style:country-asian="RU"/>
    </style:style>
    <style:style style:name="T28" style:family="text">
      <style:text-properties fo:font-weight="normal" style:font-weight-asian="normal"/>
    </style:style>
    <style:style style:name="T29" style:family="text">
      <style:text-properties fo:font-weight="normal" style:font-weight-asian="normal"/>
    </style:style>
    <style:style style:name="T30" style:family="text">
      <style:text-properties fo:font-weight="normal" fo:background-color="#ffffff" loext:char-shading-value="0" style:font-weight-asian="normal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size="13pt" fo:language="ru" fo:country="RU" style:font-size-asian="13pt" style:font-size-complex="13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fo:language="ru" fo:country="RU" style:font-size-asian="10pt" style:font-size-complex="10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fo:language="ru" fo:country="RU" style:font-size-asian="16pt" style:font-size-complex="16pt"/>
    </style:style>
    <style:style style:name="T37" style:family="text">
      <style:text-properties fo:font-size="8pt" fo:font-weight="bold" style:font-size-asian="8pt" style:font-weight-asian="bold" style:font-size-complex="8pt"/>
    </style:style>
    <style:style style:name="T38" style:family="text">
      <style:text-properties fo:font-size="8pt" fo:font-weight="normal" style:font-size-asian="8pt" style:font-weight-asian="normal" style:font-size-complex="8pt"/>
    </style:style>
    <style:style style:name="T39" style:family="text">
      <style:text-properties style:font-weight-complex="bold"/>
    </style:style>
    <style:style style:name="T40" style:family="text">
      <style:text-properties fo:color="#2d2d2d" loext:opacity="100%" fo:letter-spacing="0.002cm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weight="normal" style:font-size-asian="12pt" style:font-weight-asian="normal" style:font-size-complex="12pt"/>
    </style:style>
    <style:style style:name="T43" style:family="text">
      <style:text-properties style:font-name="Times New Roman" fo:font-size="12pt" style:font-size-asian="12pt" style:font-name-complex="Times New Roman" style:font-size-complex="12pt"/>
    </style:style>
    <style:style style:name="T44" style:family="text">
      <style:text-properties fo:font-size="3pt" fo:font-weight="bold" style:font-size-asian="3pt" style:font-weight-asian="bold" style:font-size-complex="3pt"/>
    </style:style>
    <style:style style:name="T45" style:family="text">
      <style:text-properties fo:font-size="5pt" fo:font-weight="bold" style:font-size-asian="5pt" style:font-weight-asian="bold" style:font-size-complex="5pt"/>
    </style:style>
    <style:style style:name="T46" style:family="text">
      <style:text-properties fo:language="fr" fo:country="FR" fo:font-style="italic" style:font-style-asian="italic"/>
    </style:style>
    <style:style style:name="T47" style:family="text">
      <style:text-properties fo:language="fr" fo:country="FR" fo:font-style="italic" style:font-style-asian="italic" style:font-weight-complex="bold"/>
    </style:style>
    <style:style style:name="T48" style:family="text">
      <style:text-properties fo:language="fr" fo:country="FR" style:font-weight-complex="bold"/>
    </style:style>
    <style:style style:name="T49" style:family="text">
      <style:text-properties fo:font-size="11pt" fo:font-weight="bold" style:font-size-asian="11pt" style:font-weight-asian="bold"/>
    </style:style>
    <style:style style:name="T50" style:family="text">
      <style:text-properties fo:background-color="#ffffff" loext:char-shading-value="0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4">Д О Г О В О Р <text:s text:c="2"/>№ <text:span text:style-name="T28">______</text:span> -И</text:h>
      <text:p text:style-name="P8"><text:span text:style-name="T1">о практической подготовке обучающихся</text:span></text:p>
      <text:p text:style-name="P53">(индивидуальный)</text:p>
      <text:p text:style-name="P13"/>
      <text:p text:style-name="P7">г. Пермь <text:s text:c="81"/>« ___ » ___________ 2021 г.</text:p>
      <text:p text:style-name="P20"/>
      <text:p text:style-name="P65"><text:span text:style-name="T1">Федеральное государственное </text:span><text:span text:style-name="T26">автономное</text:span><text:span text:style-name="T1"> образовательное учреждение высшего образования «Пермский национальный исследовательский политехнический университет»,</text:span> <text:s/>именуемое в дальнейшем «ПНИПУ», в лице проректора по учебной работе <text:span text:style-name="T1">Лобова Николая Владимировича</text:span>, действующего на основании доверенности № <text:span text:style-name="T25">3</text:span> от <text:span text:style-name="T25">16.08.2021</text:span> г.<text:span text:style-name="T25">,</text:span> <text:span text:style-name="T25">с одной стороны,</text:span> и<text:span text:style-name="T32"> _________________________________________________</text:span></text:p>
      <text:p text:style-name="P18"><text:span text:style-name="T33"><text:s text:c="95"/>(наименование профильной организации)</text:span></text:p>
      <text:p text:style-name="P18"><text:span text:style-name="T31">___________________________________________________________________________,</text:span></text:p>
      <text:p text:style-name="P63"/>
      <text:p text:style-name="P18">именуемое в дальнейшем «<text:span text:style-name="T1">Профильная организация</text:span>», в лице<text:span text:style-name="T31">___________________ </text:span><text:span text:style-name="T35">_____________________________________________________________ </text:span></text:p>
      <text:p text:style-name="P21">(должность, фамилия имя отчество)</text:p>
      <text:p text:style-name="P18"><text:span text:style-name="T35">_____________________________________________________________,</text:span></text:p>
      <text:p text:style-name="P18">действующего на основании<text:span text:style-name="T31"> <text:s/></text:span><text:span text:style-name="T35">__________________________________________, </text:span><text:span text:style-name="T31">с </text:span>другой стороны, именуемые по отдельности «Сторона», а вместе – «Стороны», заключили между собой Договор о нижеследующем:</text:p>
      <text:p text:style-name="P18"/>
      <text:list xml:id="list2069840767" text:style-name="WW8Num1">
        <text:list-item>
          <text:p text:style-name="P10">Предмет Договора</text:p>
        </text:list-item>
      </text:list>
      <text:p text:style-name="P33">1.1 Предметом настоящего Договора является организация практической подготовки обучающихся (далее - практическая подготовка). </text:p>
      <text:p text:style-name="P65"><text:span text:style-name="T25">1.2. ПНИПУ</text:span> направляет, а Профильная организация принимает на<text:span text:style-name="T25"> <text:s/>практическую подготовку для проведения практики и (или) других компонентов образовательной программы</text:span>____________________________<text:span text:style-name="T25">_____________________________________________</text:span><text:span text:style-name="T35"> </text:span></text:p>
      <text:p text:style-name="P61"><text:span text:style-name="T34"><text:s text:c="12"/></text:span><text:span text:style-name="T33">(код направления подготовки/специальности</text:span><text:span text:style-name="T34"> и</text:span><text:span text:style-name="T33"> наименование направления подготовки/специальности)</text:span></text:p>
      <text:p text:style-name="P61"><text:span text:style-name="T36">______________</text:span><text:span text:style-name="T35">________________________________________________</text:span></text:p>
      <text:p text:style-name="P61"><text:span text:style-name="T36">______________</text:span><text:span text:style-name="T35">_</text:span><text:span text:style-name="T36">__</text:span><text:span text:style-name="T35">_____________________________________________</text:span></text:p>
      <text:p text:style-name="P62"><text:span text:style-name="T33">(наименование </text:span><text:span text:style-name="T34">и продолжительность практики и (или) других компонентов образовательной программы</text:span><text:span text:style-name="T33">)</text:span></text:p>
      <text:p text:style-name="P61">в период с __ .__. 20<text:span text:style-name="T25">21</text:span> по __.__. 20<text:span text:style-name="T25">21</text:span> г._<text:span text:style-name="T25">_____</text:span>студент<text:span text:style-name="T25">а(ов)</text:span>__<text:span text:style-name="T25">_</text:span>_курса учебной группы<text:span text:style-name="T31"> __</text:span><text:span text:style-name="T32">_____</text:span></text:p>
      <text:p text:style-name="P61"><text:span text:style-name="T34"><text:s text:c="78"/></text:span><text:span text:style-name="T33">(</text:span><text:span text:style-name="T34">количество</text:span><text:span text:style-name="T33">)</text:span></text:p>
      <text:p text:style-name="P61"><text:span text:style-name="T36">______________</text:span><text:span text:style-name="T35">________________________________________________</text:span></text:p>
      <text:p text:style-name="P61"><text:span text:style-name="T36">______________</text:span><text:span text:style-name="T35">_______________________________________________________________________________________________________________________________________________________________</text:span><text:span text:style-name="T36">____</text:span><text:span text:style-name="T35">_____</text:span><text:span text:style-name="T36">____</text:span></text:p>
      <text:p text:style-name="P67"><text:span text:style-name="T33">(фамилия имя отчество студент</text:span><text:span text:style-name="T34">а(ов)</text:span><text:span text:style-name="T33">)</text:span></text:p>
      <text:p text:style-name="P65">1.3<text:span text:style-name="T26"> </text:span>Реализация компонентов образовательной программы, указанных в пункте<text:span text:style-name="T25"> </text:span>1.2<text:span text:style-name="T25">, </text:span>осуществляется в помещениях <text:span text:style-name="T25">(подразделениях) </text:span>профильной организации<text:span text:style-name="T25">:</text:span></text:p>
      <text:p text:style-name="P61"><text:span text:style-name="T35">_______________________________________________________________________________________________________________</text:span><text:span text:style-name="T36">___</text:span><text:span text:style-name="T35">__________</text:span></text:p>
      <text:p text:style-name="P66"><text:span text:style-name="T33">(</text:span><text:span text:style-name="T34">перечень помещений</text:span><text:span text:style-name="T33">)</text:span></text:p>
      <text:p text:style-name="P61"><text:span text:style-name="T35">_________________________________________</text:span><text:span text:style-name="T36">____</text:span><text:span text:style-name="T35">____________</text:span><text:span text:style-name="T36">____</text:span></text:p>
      <text:p text:style-name="P68"><text:span text:style-name="T33">(</text:span><text:span text:style-name="T34">адрес</text:span><text:span text:style-name="T33">)</text:span></text:p>
      <text:p text:style-name="P62"><text:span text:style-name="T34">___________________________________________________________________________________________________</text:span></text:p>
      <text:p text:style-name="P22"/>
      <text:p text:style-name="P11"/>
      <text:p text:style-name="P11"/>
      <text:p text:style-name="P11"><text:soft-page-break/></text:p>
      <text:p text:style-name="P11">2. Права и обязанности Сторон</text:p>
      <text:p text:style-name="P32"><text:span text:style-name="T1">2. 1.</text:span> <text:span text:style-name="T2">ПНИПУ обязан:</text:span></text:p>
      <text:p text:style-name="P56">2.1.1 своевременно направить студента(ов) для прохождения практики в<text:span text:style-name="T1"> </text:span>Профильную организацию. <text:s text:c="254"/></text:p>
      <text:p text:style-name="P33">2.1.2 назначать руководителя по практической подготовке от «ПНИПУ» из числа лиц, относящихся к профессорско-преподавательскому составу «ПНИПУ»<text:span text:style-name="T40">, который: </text:span></text:p>
      <text:p text:style-name="P33">обеспечивает организацию образовательной деятельности в форме практической подготовки при проведении практики и (или) реализации других компонентов образовательной программы на базе Профильной организации;</text:p>
      <text:p text:style-name="P33">организует участие обучающихся в выполнении определенных видов работ, связанных с будущей профессиональной деятельностью;</text:p>
      <text:p text:style-name="P33">оказывает методическую помощь обучающимся при выполнении определенных видов работ, связанных с будущей профессиональной деятельностью;</text:p>
      <text:p text:style-name="P33">несет ответственность совместно с ответственным работником Профильной организации за реализацию компонентов образовательной программы в форме практической подготовки, за жизнь и здоровье обучающихся и работников ПНИПУ, соблюдение ими правил противопожарной безопасности, правил охраны труда, техники безопасности и санитарно-эпидемиологических правил и гигиенических нормативов во время реализации компонентов образовательной программы в форме практической подготовки в Профильной организации;</text:p>
      <text:p text:style-name="P33">2.1.3 при смене руководителя по практической подготовке в трехдневный срок сообщить об этом Профильной организации.</text:p>
      <text:p text:style-name="P35">2.2. Профильная организация обязана:</text:p>
      <text:p text:style-name="P33">2.2.1 создать условия для реализации компонентов образовательной программы в форме практической подготовки, предоставить оборудование и технические средства обучения в объеме, позволяющем выполнять определенные виды работ, связанные с будущей профессиональной деятельностью обучающихся;</text:p>
      <text:p text:style-name="P33">2.2.2 назначить ответственное лицо, соответствующее требованиям трудового законодательства Российской Федерации о допуске к педагогической деятельности, из числа работников Профильной организации, которое обеспечивает организацию реализации компонентов образовательной программы в форме практической подготовки со стороны Профильной организации;</text:p>
      <text:p text:style-name="P33">2.2.3 при смене лица, указанного в пункте 2.2.2, в трехдневный срок сообщить об этом «ПНИПУ»;</text:p>
      <text:p text:style-name="P33">2.2.4 обеспечить безопасные условия реализации компонентов образовательной программы в форме практической подготовки, выполнение правил противопожарной безопасности, правил охраны труда, техники безопасности и санитарно-эпидемиологических правил и гигиенических нормативов;</text:p>
      <text:p text:style-name="P33">2.2.5 проводить оценку условий труда на рабочих местах, используемых при реализации компонентов образовательной программы в форме практической подготовки, и сообщать руководителю «ПНИПУ» об условиях труда и требованиях охраны труда на рабочем месте;</text:p>
      <text:p text:style-name="P33">2.2.6 ознакомить обучающихся с правилами внутреннего трудового распорядка Профильной организации и иными необходимыми локальными нормативными актами Профильной организации;</text:p>
      <text:p text:style-name="P33">2.2.7 провести инструктаж обучающихся по охране труда и технике безопасности и осуществлять надзор за соблюдением обучающимися правил техники безопасности;</text:p>
      <text:p text:style-name="P33">2.2.8<text:span text:style-name="T1"> </text:span>предоставить обучающимся и руководителю по практической подготовке от «ПНИПУ» возможность пользоваться помещениями Профильной организации, указанных в п. 1.3, согласованными Сторонами, а также находящимися в них оборудованием и техническими средствами обучения;</text:p>
      <text:p text:style-name="P33">2.2.9 обо всех случаях нарушения обучающимися правил внутреннего трудового распорядка, охраны труда и техники безопасности сообщить руководителю по практической подготовке от «ПНИПУ».</text:p>
      <text:p text:style-name="P34"/>
      <text:p text:style-name="P34"/>
      <text:p text:style-name="P34"><text:soft-page-break/></text:p>
      <text:p text:style-name="P34">2.3. «ПНИПУ» имеет право:</text:p>
      <text:p text:style-name="P33">2.3.1 осуществлять контроль соответствия условий реализации компонентов образовательной программы в форме практической подготовки требованиям настоящего Договора; </text:p>
      <text:p text:style-name="P33">2.3.2 запрашивать информацию об организации практической подготовки, в том числе о качестве и объеме выполненных обучающимися работ, связанных с будущей профессиональной деятельностью.</text:p>
      <text:p text:style-name="P34">2.4. Профильная организация имеет право:</text:p>
      <text:p text:style-name="P33">2.4.1 требовать от обучающихся соблюдения правил внутреннего трудового распорядка, охраны труда и техники безопасности, режима конфиденциальности, принятого в Профильной организации, предпринимать необходимые действия, направленные на предотвращение ситуации, способствующей разглашению конфиденциальной информации;</text:p>
      <text:p text:style-name="P33">2.4.2 <text:s/>в случае установления факта нарушения обучающимися своих обязанностей в период организации практической подготовки, режима конфиденциальности приостановить реализацию компонентов образовательной программы в форме практической подготовки в отношении конкретного обучающегося.</text:p>
      <text:p text:style-name="P19"/>
      <text:p text:style-name="P11">3. Срок действия договора</text:p>
      <text:p text:style-name="P33">3.1. Настоящий Договор вступает в силу после его подписания и действует до полного исполнения Сторонами обязательств.</text:p>
      <text:p text:style-name="P19"/>
      <text:p text:style-name="P11">4. Заключительные положения</text:p>
      <text:p text:style-name="P33">4.1. Все споры, возникающие между Сторонами по настоящему Договору, разрешаются Сторонами в порядке, установленном законодательством Российской Федерации.</text:p>
      <text:p text:style-name="P33">4.2. Изменение настоящего Договора осуществляется по соглашению Сторон в письменной форме в виде дополнительных соглашений к настоящему Договору, которые являются его неотъемлемой частью.</text:p>
      <text:p text:style-name="P33">4.3. Настоящий Договор составлен в двух экземплярах, по одному для каждой из Сторон. Все экземпляры имеют одинаковую юридическую силу.</text:p>
      <text:p text:style-name="P37"/>
      <text:p text:style-name="P38">5. Адреса, реквизиты и подписи сторон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ПНИПУ</text:p>
            <text:p text:style-name="P18"><text:span text:style-name="T39">Федеральное </text:span>государственное <text:span text:style-name="T39">автономное</text:span> </text:p>
            <text:p text:style-name="P18">образовательное учреждение высшего</text:p>
            <text:p text:style-name="P18"><text:s/>образования «Пермский национальный </text:p>
            <text:p text:style-name="Standard">исследовательский политехнический университет»</text:p>
            <text:p text:style-name="P57">614990, Пермский край, г. Пермь </text:p>
            <text:p text:style-name="P57">Комсомольский проспект, д. 29</text:p>
            <text:p text:style-name="P58">ИНН 5902291029 КПП 590201001</text:p>
            <text:p text:style-name="P58">УФК по Пермскому краю </text:p>
            <text:p text:style-name="P58">(ПНИПУ л.с. 30566К53410)</text:p>
            <text:p text:style-name="P58">БИК ТОФК 015773997</text:p>
            <text:p text:style-name="P58">Казначейский счет 03214643000000015600</text:p>
            <text:p text:style-name="P58">в ОТДЕЛЕНИЕ ПЕРМЬ БАНКА</text:p>
            <text:p text:style-name="P58">РОССИИ//УФК по Пермскому краю г. Пермь</text:p>
            <text:p text:style-name="P58">ЕКС (Единый казначейский счет) 40102810145370000048</text:p>
            <text:p text:style-name="P58">ОГРН 1025900513924; ОКТМО 57701000</text:p>
            <text:p text:style-name="Standard">ОКАТО 57401372000; ОКПО 02069065</text:p>
            <text:p text:style-name="P23"/>
            <text:p text:style-name="P18">Проректор по учебной работе </text:p>
            <text:p text:style-name="P29"/>
            <text:p text:style-name="P18">____________________ <text:s text:c="2"/>/ Н.В. Лобов / <text:s text:c="188"/></text:p>
            <text:p text:style-name="Standard">м.п. <text:s/></text:p>
          </table:table-cell>
          <table:table-cell table:style-name="Таблица1.A1" office:value-type="string">
            <text:p text:style-name="P9">ПРОФИЛЬНАЯ ОРГАНИЗАЦИЯ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23"/>
            <text:p text:style-name="P23"/>
            <text:p text:style-name="P9"/>
            <text:p text:style-name="P42">_______________ /______________________/</text:p>
            <text:p text:style-name="P43">м.п.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text-indent="1.251cm" style:auto-text-indent="false"/>
      <style:text-properties fo:font-size="14pt" fo:language="none" fo:country="non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language="none" fo:country="none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fo:language="none" fo:country="non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заголовок_20_5" style:display-name="заголовок 5" style:family="paragraph" style:parent-style-name="Standard" style:next-style-name="Standard" style:default-outline-level="5" style:list-style-name="">
      <style:paragraph-properties fo:margin-left="0cm" fo:margin-right="0cm" fo:line-height="150%" fo:text-align="justify" style:justify-single-word="false" fo:text-indent="8.752cm" style:auto-text-indent="false" fo:keep-with-next="always" style:text-autospace="none"/>
      <style:text-properties fo:font-size="14pt" style:font-size-asian="14pt" style:font-size-complex="14pt"/>
    </style:style>
    <style:style style:name="ConsNonformat" style:family="paragraph">
      <style:paragraph-properties fo:orphans="0" fo:widows="0" style:text-autospace="non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Знак_20_Знак_20_Знак_20_Знак_20_Знак_20_Знак_20_Знак_20_Знак_20_Знак_20_Знак_20_Знак_20_Знак_20_Знак_20_Знак_20_Знак_20_Знак_20_Знак" style:display-name="Знак Знак Знак Знак Знак Знак Знак Знак Знак Знак Знак Знак Знак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176cm" fo:margin-bottom="0.176cm" style:contextual-spacing="false"/>
    </style:style>
    <style:style style:name="Style5" style:family="paragraph" style:parent-style-name="Standard">
      <style:paragraph-properties fo:margin-left="0cm" fo:margin-right="0cm" fo:line-height="0.572cm" fo:orphans="0" fo:widows="0" fo:text-indent="0.956cm" style:auto-text-indent="false" style:text-autospace="none"/>
    </style:style>
    <style:style style:name="Style7" style:family="paragraph" style:parent-style-name="Standard">
      <style:paragraph-properties fo:line-height="0.57cm" fo:orphans="0" fo:widows="0" style:text-autospace="none"/>
    </style:style>
    <style:style style:name="Style8" style:family="paragraph" style:parent-style-name="Standard">
      <style:paragraph-properties fo:orphans="0" fo:widows="0" style:text-autospace="non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none" fo:country="none"/>
    </style:style>
    <style:style style:name="Стиль" style:family="paragraph" style:parent-style-name="Standard">
      <style:paragraph-properties fo:margin-top="0.212cm" fo:margin-bottom="0cm" style:contextual-spacing="false" fo:line-height="0.423cm" fo:text-align="justify" style:justify-single-word="false">
        <style:tab-stops>
          <style:tab-stop style:position="3.81cm"/>
        </style:tab-stops>
      </style:paragraph-properties>
      <style:text-properties fo:language="en" fo:country="US" style:language-asian="none" style:country-asian="non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Courier New" fo:font-family="'Courier New'" style:font-family-generic="modern" fo:font-size="12pt" fo:language="ru" fo:country="RU" style:font-name-asian="Calibri" style:font-family-asian="Calibri" style:font-family-generic-asian="swiss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Стиль1" style:family="paragraph" style:parent-style-name="Standard">
      <style:paragraph-properties fo:hyphenation-ladder-count="no-limit" style:vertical-align="baseline"/>
      <style:text-properties fo:font-size="10pt" fo:font-style="italic" fo:font-weight="bold" style:letter-kerning="true" style:font-size-asian="10pt" style:language-asian="zh" style:country-asian="CN" style:font-style-asian="italic" style:font-weight-asian="bold" style:font-size-complex="10pt" fo:hyphenate="false" fo:hyphenation-remain-char-count="2" fo:hyphenation-push-char-count="2" loext:hyphenation-no-caps="false"/>
    </style:style>
    <style:style style:name="Титул_20__28_мелкий_29_" style:display-name="Титул (мелкий)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Без_20_интервала" style:display-name="Без интервала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msonormal_5f_mailru_5f_css_5f_attribute_5f_postfix" style:display-name="msonormal_mailru_css_attribute_postfix" style:family="paragraph" style:parent-style-name="Standard">
      <style:paragraph-properties fo:margin-top="0.176cm" fo:margin-bottom="0.176cm" style:contextual-spacing="fals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Название_20_Знак" style:display-name="Название Знак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Основной_20_текст_20_с_20_отступом_20_2_20_Знак" style:display-name="Основной текст с отступом 2 Знак" style:family="text">
      <style:text-properties fo:font-size="12pt" style:font-size-asian="12pt" style:font-size-complex="12pt"/>
    </style:style>
    <style:style style:name="style17" style:family="text">
      <style:text-properties fo:font-size="12pt" fo:language="en" fo:country="US" style:font-size-asian="12pt" style:language-asian="none" style:country-asian="none" style:font-size-complex="12pt" style:language-complex="ar" style:country-complex="SA"/>
    </style:style>
    <style:style style:name="firm_5f_name1" style:display-name="firm_name1" style:family="text">
      <style:text-properties fo:color="#005fb1" loext:opacity="100%" fo:font-size="16pt" fo:language="en" fo:country="US" fo:font-weight="bold" style:font-size-asian="16pt" style:language-asian="none" style:country-asian="none" style:font-weight-asian="bold" style:font-size-complex="16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contenttitletxt" style:family="text" style:parent-style-name="Основной_20_шрифт_20_абзаца"/>
    <style:style style:name="style20" style:family="text" style:parent-style-name="Основной_20_шрифт_20_абзаца"/>
    <style:style style:name="font31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Знак" style:display-name="Текст Знак" style:family="text" style:parent-style-name="Основной_20_шрифт_20_абзаца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Адрес</dc:title>
    <dc:subject/>
    <meta:keyword/>
    <meta:initial-creator>umu</meta:initial-creator>
    <meta:creation-date>2021-04-19T08:39:00</meta:creation-date>
    <dc:date>2021-08-25T22:20:18.238354776</dc:date>
    <meta:print-date>2017-06-28T11:05:00</meta:print-date>
    <meta:editing-cycles>60</meta:editing-cycles>
    <meta:editing-duration>PT2H50M57S</meta:editing-duration>
    <meta:document-statistic meta:table-count="1" meta:image-count="0" meta:object-count="0" meta:page-count="4" meta:paragraph-count="84" meta:word-count="854" meta:character-count="9062" meta:non-whitespace-character-count="7561"/>
    <meta:generator>LibreOffice/7.1.5.2$Linux_X86_64 LibreOffice_project/85f04e9f809797b8199d13c421bd8a2b025d52b5</meta:generator>
  </office:meta>
</office:document-meta>
</file>